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icroservices, Cloud, warum das alles?</text:p>
      <text:p text:style-name="Normal"/>
      <text:p text:style-name="Normal">Dahin sollen sie sein, die glorreichen Zeiten, als der Sysop als einsamer Kämpfer die Prozesse gegen die Unbillen des Servers verteidigte. Als er wie Robin Hood die Systemresourcen gütig an die Bedürftigen verteilte. Als er trickreich und wissend auch den Ratlosen zum Rechenerfolg verhalf. Als er wie ein Feuerwehrmann in tiefer Nacht und zu anderen Unzeiten die Anwendungen und Daten des Kunden aus dem Servercrash rettete. Die Uptime war das Maß aller Dinge, noch vor dem Ping und der komplizierten Traceroute. Und jetzt in der Cloud soll das alles vorbei sein? </text:p>
      <text:p text:style-name="Normal">Erst kamen die virtuellen Maschinen und jetzt auch noch Container, die uns von den Entwicklern als Black Boxes, Schlangenkörbe voll unbekannter Komponenten vor die Füße geworfen werden. Sie wollen nicht mehr, dass wir uns darauf einloggen können, um Prozess-IDs, Usernamen oder Netzwerkverkehr zu sehen und zu manipulieren. Ja wo kommen wir denn da hin? Stattdessen sollen wir die Dinger einfach löschen und neu starten, wenn sie nicht mehr funktionieren. Sie seien keine Schmusetiere, sondern einfach nur entbehrlich. Wie ist es nur so weit gekommen? Das ist bestimmt nur so eine Mode, in ein paar Jahren haben wir wieder unsere Server zurück.</text:p>
      <text:p text:style-name="Normal">“Ja und Nein” oder besser “Nein und Ja”. “Nein, das ist keine Mode” und “Ja, die Server werden irgendwie zurück kommen, nur anders”.</text:p>
      <text:p text:style-name="Normal">Der Grund für die aktuelle Entwicklung hin zur Cloud und zu den Microservice-Architekturen liegt ganz einfach daran, dass die technologische Entwicklung bei der Hardware seit 2011 eine Grenze erreicht hat. Die maximale Taktfrequenz einer CPU liegt seitdem bei erreichbaren 5GHz. Dieser Wert bestimmt die maximale lineare Verarbeitungsgeschwindigkeit einer Halbleiterschaltung. Zwar soll die Minitaturisierung noch einige Jahre (bis ca. 2022) weiter nach dem Moore’schen Gesetz möglich sein, aber auch dann wird hier eine physikalische Grenze erreicht, wenn die Gate-Transistoren (dem kleinsten Bauteil einer Halbleiterschaltung) nur noch 17 Atome breit sind. Gleichzeitig steigen aber die Anforderungen an die Software weiter. Immer komplexere Probleme sollen in immer kürzerer Zeit berechnet werden. </text:p>
      <text:p text:style-name="Normal">Bis 2011 hatten die Softwareentwickler also kein Problem damit, denn alle zwei Jahre kam eine neue Prozessorgeneration ins Haus, die ungefähr die doppelte Leistungsfähigkeit der Vorigen besaß. Aber seitdem ist quasi Schluss und es müssen neue Ansätze gefunden werden, um die Anforderungen zu erfüllen. Klar, es gibt die Möglichkeit, Hardware besser auszunutzen (z. B. Bitcoin Mining in FPGA) oder komplett andere Ansätze wie Neural Networks, Quanten- oder DNA-Computing oder Memory Processing Units. Sie alle haben jedoch eines gemeinsam. Die Berechnungen werden nicht mehr seriell sondern parallel durchgeführt. Das bedeutet die Anforderungen der Software treiben die Entwicklung der Hardware voran. In der klassischen PC-Technik lässt sich das an zwei Trends beobachten: Multicore CPUs und Grafikkarten.</text:p>
      <text:p text:style-name="Normal">In einer ersten Näherung werden einfach die bestehenden CPUs mit mehr Rechenkernen ausgestattet. Bei den CPUs finden wir Hexacores bereits im Consumerbereich. Doch auch diese Entwicklung hat wirtschaftliche Grenzen. Irgendwann wird der Ausschuss bei der Herstellung immer größerer Chips mit immer mehr Bauteilen zu groß, um durch den Verkauf der intakten Einheiten gedeckt zu werden.</text:p>
      <text:p text:style-name="Normal">In der Computergrafik finden wir eine ähnliche Entwicklung. Schon lange wird zum Beispiel der Löwenanteil eines Computerspielerlebnisses nicht mehr durch den Prozessorkern sondern durch die Grafikkarte errechnet. Auch bei geschäftlicher Software wird die Grafikkartentechnik zunehmend eingesetzt. Grafikkarten besitzen ein eigenes Programmiersystem, die sogenannten Kernels, mit denen sie ein großes Problem in viele kleine, leicht und parallel zu berechnende zerlegen. So liegt die Anzahl der Streamprozessoren auf einer modernen Grafikkarte wie der Radeon Pro Duo bereits bei 8192. Aber auch hier sind technische Grenzen bereits abzusehen.</text:p>
      <text:p text:style-name="Normal">In der nächsten Näherung bekommen wir dann hyperkonvergente Infrastrukturen in denen die Grenzen der einzelnen Komponenten (CPUs, Platten, Netzwerke) nur durch Software bestimmt sind. Hier sind virtuelle Maschinen in fast unbeschränkter Konfiguration möglich.</text:p>
      <text:p text:style-name="Normal">Die Anwendungssoftware möchte diese Hardware möglichst effizient nutzen. Das ist jedoch mit einer klassischen monolithischen Anwendung (User Interface, Business-Logik und Speicherung befinden sich im gleichen System) nur schwer möglich. Daher zerlegen wir die Anwendung in unabhängige Teilsysteme, die bei Bedarf auch parallel ausgeführt werden können. Die Architektur dafür sind Microservices und die Auslieferungsform der Microservices sind Container. Aber wo ist das Betriebssystem dafür geblieben? Auf der physischen Rechnerbox wie auf der VM übernahm das Betriebssystem Funktionen wie Ressourcenzuteilung, Ausführungsüberwachung, Sicherheit und Logging. In unserem System von Microservices, die auf viele VMs verteilt sein können, kann das durch ein einzelnes Rechnerbetriebssystem nicht gewährleistet werden. Der Hypervisor übernimmt diese Aufgaben für die VMs, aber wie tun wir das auf der Ebene darüber?</text:p>
      <text:p text:style-name="Normal">In diese Lücke passen Orchestratoren. Sie steuern die Verteilung, die Ausfallsicherheit, die Sicherheit, Auffindbarkeit, Logging, Monitoring und Persistenz der Container und der darin enthaltenen Applikationskomponenten. Auf der Ebene der Orchestratoren werden wieder Systemoperatoren benötigt, die verstehen, wie das Gesamtsystem funktioniert und die in ungewöhnlichen Situationen eine kreative Lösung finden.</text:p>
      <text:p text:style-name="Normal">Wir werden also aufgrund der weiter steigenden Anforderung keine Abkehr von der “Mode” der verteilten Anwendungen erfahren, aber es wird trotzdem eine Art Rückkehr des “Servers” geben, nur nicht mehr innerhalb der klassischen Grenzen eines Blechgehäuses oder einer VM. Der neue Server ist der Kubernetes-Cluster und der braucht erfahrene Systemoperator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